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avid Libre" svg:font-family="'David Libre'"/>
    <style:font-face style:name="David Libre1" svg:font-family="'David Libre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 style:list-style-name="L1">
      <style:graphic-properties draw:fill-color="#ffffff" draw:textarea-vertical-align="top" fo:min-height="14.227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subtitle" style:list-style-name="L1">
      <style:graphic-properties draw:fill-color="#ffffff" draw:textarea-vertical-align="middle" fo:min-height="14.23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14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15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16" style:family="presentation" style:parent-style-name="Default-subtitle" style:list-style-name="L2">
      <style:graphic-properties draw:fill-color="#ffffff" draw:textarea-vertical-align="middle" fo:min-height="14.227cm" loext:decorative="false"/>
      <style:paragraph-properties style:writing-mode="lr-tb"/>
    </style:style>
    <style:style style:name="pr17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18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19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20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21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22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23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24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25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26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27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28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29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30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r31" style:family="presentation" style:parent-style-name="Default-subtitle" style:list-style-name="L1">
      <style:graphic-properties draw:fill-color="#ffffff" draw:textarea-vertical-align="middle" fo:min-height="14.227cm" loext:decorative="false"/>
      <style:paragraph-properties style:writing-mode="lr-tb"/>
    </style:style>
    <style:style style:name="P1" style:family="paragraph">
      <style:paragraph-properties fo:margin-left="0cm" fo:margin-right="0cm" fo:margin-top="0.5cm" fo:margin-bottom="0.5cm" fo:line-height="115%" fo:text-align="center" fo:text-indent="0cm" style:writing-mode="rl-tb"/>
    </style:style>
    <style:style style:name="P2" style:family="paragraph">
      <loext:graphic-properties draw:fill-color="#ffffff"/>
      <style:paragraph-properties fo:margin-left="0cm" fo:margin-right="0cm" fo:margin-top="0.5cm" fo:margin-bottom="0.5cm" fo:line-height="115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David Libre1" fo:font-size="40pt" fo:font-style="normal" fo:text-shadow="none" style:text-underline-style="none" fo:font-weight="normal" style:letter-kerning="true" fo:background-color="transparent" style:font-name-asian="Noto Sans CJK SC2" style:font-size-asian="40pt" style:font-style-asian="normal" style:font-weight-asian="normal" style:font-name-complex="David Libre1" style:font-size-complex="4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5cm" fo:margin-bottom="0.5cm" fo:line-height="115%" fo:text-align="end" fo:text-indent="0cm" style:writing-mode="rl-tb"/>
    </style:style>
    <style:style style:name="P5" style:family="paragraph">
      <style:paragraph-properties fo:margin-left="0cm" fo:margin-right="0cm" fo:margin-top="0.5cm" fo:margin-bottom="0.5cm" fo:line-height="115%" fo:text-align="center" fo:text-indent="0cm" style:writing-mode="lr-tb"/>
    </style:style>
    <style:style style:name="P6" style:family="paragraph">
      <style:paragraph-properties fo:margin-left="0cm" fo:margin-right="0cm" fo:margin-top="0.5cm" fo:margin-bottom="0.5cm" fo:line-height="115%" fo:text-align="end" fo:text-indent="0cm" style:writing-mode="lr-tb"/>
    </style:style>
    <style:style style:name="P7" style:family="paragraph">
      <loext:graphic-properties draw:fill-color="#ffffff"/>
      <style:paragraph-properties fo:margin-left="0cm" fo:margin-right="0cm" fo:margin-top="0.4cm" fo:margin-bottom="0.4cm" fo:line-height="115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David Libre1" fo:font-size="40pt" fo:font-style="normal" fo:text-shadow="none" style:text-underline-style="none" fo:font-weight="normal" style:letter-kerning="true" fo:background-color="transparent" style:font-name-asian="Noto Sans CJK SC2" style:font-size-asian="40pt" style:font-style-asian="normal" style:font-weight-asian="normal" style:font-name-complex="David Libre1" style:font-size-complex="4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P9" style:family="paragraph">
      <style:paragraph-properties fo:line-height="115%" fo:text-align="end" style:writing-mode="rl-tb"/>
    </style:style>
    <style:style style:name="P10" style:family="paragraph">
      <style:paragraph-properties fo:line-height="115%" fo:text-align="center" style:writing-mode="lr-tb"/>
    </style:style>
    <style:style style:name="P11" style:family="paragraph">
      <style:paragraph-properties fo:line-height="115%" fo:text-align="end" style:writing-mode="lr-tb"/>
    </style:style>
    <style:style style:name="P12" style:family="paragraph">
      <style:paragraph-properties fo:margin-left="0cm" fo:margin-right="0cm" fo:line-height="115%" fo:text-align="end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David Libre1" fo:font-size="60pt" fo:font-style="normal" fo:text-shadow="none" style:text-underline-style="none" fo:font-weight="normal" style:letter-kerning="true" fo:background-color="transparent" style:font-name-asian="TexMaths Symbols1" style:font-size-asian="60pt" style:font-style-asian="normal" style:font-weight-asian="normal" style:font-name-complex="David Libre1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David Libre1" fo:font-size="40pt" fo:font-style="normal" fo:text-shadow="none" style:text-underline-style="none" fo:font-weight="normal" style:letter-kerning="true" fo:background-color="transparent" style:font-name-asian="TexMaths Symbols1" style:font-size-asian="40pt" style:font-style-asian="normal" style:font-weight-asian="normal" style:font-name-complex="David Libre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avid Libre1" fo:font-size="40pt" fo:font-style="normal" fo:text-shadow="none" style:text-underline-style="none" fo:font-weight="normal" style:letter-kerning="true" fo:background-color="transparent" style:font-name-asian="Noto Sans CJK SC2" style:font-size-asian="40pt" style:font-style-asian="normal" style:font-weight-asian="normal" style:font-name-complex="David Libre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40pt" fo:font-style="normal" fo:text-shadow="none" style:text-underline-style="none" fo:font-weight="normal" style:letter-kerning="true" fo:background-color="transparent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avid Libre1" fo:font-size="40pt" fo:font-style="normal" fo:text-shadow="none" style:text-underline-style="none" fo:font-weight="normal" style:letter-kerning="true" fo:background-color="transparent" style:font-name-asian="Liberation Sans1" style:font-size-asian="40pt" style:font-style-asian="normal" style:font-weight-asian="normal" style:font-name-complex="David Libre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40pt" fo:font-style="normal" fo:text-shadow="none" style:text-underline-style="none" fo:font-weight="normal" style:letter-kerning="true" fo:background-color="transparent" style:font-name-asian="TexMaths Symbols1" style:font-size-asian="40pt" style:font-style-asian="normal" style:font-weight-asian="normal" style:font-name-complex="TexMaths Symbol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avid Libre" fo:font-size="40pt" fo:font-style="normal" fo:text-shadow="none" style:text-underline-style="none" fo:font-weight="normal" style:letter-kerning="true" fo:background-color="transparent" style:font-name-asian="David Libre" style:font-size-asian="40pt" style:font-style-asian="normal" style:font-weight-asian="normal" style:font-name-complex="David Libre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avid Libre1" fo:font-size="40pt" fo:font-style="normal" fo:text-shadow="none" style:text-underline-style="none" fo:font-weight="bold" style:letter-kerning="true" fo:background-color="transparent" style:font-name-asian="TexMaths Symbols1" style:font-size-asian="40pt" style:font-style-asian="normal" style:font-weight-asian="bold" style:font-name-complex="David Libre1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avid Libre1" fo:font-size="40pt" fo:font-style="normal" fo:text-shadow="none" style:text-underline-style="none" fo:font-weight="normal" style:letter-kerning="true" fo:background-color="transparent" style:font-name-asian="David Libre" style:font-size-asian="40pt" style:font-style-asian="normal" style:font-weight-asian="normal" style:font-name-complex="David Libre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avid Libre1" fo:font-size="40pt" fo:font-style="normal" fo:text-shadow="none" style:text-underline-style="none" fo:font-weight="bold" style:letter-kerning="true" fo:background-color="transparent" style:font-name-asian="David Libre" style:font-size-asian="40pt" style:font-style-asian="normal" style:font-weight-asian="bold" style:font-name-complex="David Libre" style:font-size-complex="4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avid Libre" fo:font-size="40pt" fo:font-style="normal" fo:text-shadow="none" style:text-underline-style="none" fo:font-weight="bold" style:letter-kerning="true" fo:background-color="transparent" style:font-name-asian="David Libre" style:font-size-asian="40pt" style:font-style-asian="normal" style:font-weight-asian="bold" style:font-name-complex="David Libre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40pt" fo:font-style="normal" fo:text-shadow="none" style:text-underline-style="none" fo:font-weight="normal" style:letter-kerning="true" fo:background-color="transparent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40pt" fo:font-style="normal" fo:text-shadow="none" style:text-underline-style="none" fo:font-weight="normal" style:letter-kerning="true" fo:background-color="transparent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avid Libre" fo:font-size="40pt" fo:font-style="normal" fo:text-shadow="none" style:text-underline-style="none" fo:font-weight="normal" style:letter-kerning="true" fo:background-color="transparent" style:font-name-asian="David Libre" style:font-size-asian="40pt" style:font-style-asian="normal" style:font-weight-asian="normal" style:font-name-complex="David Libre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avid Libre" fo:font-size="40pt" fo:font-style="normal" fo:text-shadow="none" style:text-underline-style="none" fo:font-weight="bold" style:letter-kerning="true" fo:background-color="transparent" style:font-name-asian="David Libre" style:font-size-asian="40pt" style:font-style-asian="normal" style:font-weight-asian="bold" style:font-name-complex="David Libre" style:font-size-complex="4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avid Libre" fo:font-size="40pt" fo:font-style="normal" fo:text-shadow="none" style:text-underline-style="none" fo:font-weight="normal" style:letter-kerning="true" fo:background-color="transparent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avid Libre1" fo:font-size="40pt" fo:font-style="normal" fo:text-shadow="none" style:text-underline-style="none" fo:font-weight="normal" style:letter-kerning="true" fo:background-color="transparent" style:font-name-asian="David Libre" style:font-size-asian="40pt" style:font-style-asian="normal" style:font-weight-asian="normal" style:font-name-complex="David Libre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avid Libre1" fo:font-size="40pt" fo:font-style="normal" fo:text-shadow="none" style:text-underline-style="none" fo:font-weight="normal" style:letter-kerning="true" fo:background-color="transparent" style:font-size-asian="40pt" style:font-style-asian="normal" style:font-weight-asian="normal" style:font-name-complex="David Libre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avid Libre1" fo:font-size="40pt" fo:font-style="normal" fo:text-shadow="none" style:text-underline-style="none" fo:font-weight="normal" style:letter-kerning="true" fo:background-color="transparent" style:font-name-asian="TexMaths Symbols1" style:font-size-asian="40pt" style:font-style-asian="normal" style:font-weight-asian="normal" style:font-name-complex="David Libre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avid Libre1" fo:font-size="40pt" fo:font-style="normal" fo:text-shadow="none" style:text-underline-style="none" fo:font-weight="normal" style:letter-kerning="true" fo:background-color="transparent" style:font-name-asian="David Libre" style:font-size-asian="40pt" style:font-style-asian="normal" style:font-weight-asian="normal" style:font-name-complex="David Libr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avid Libre1" fo:font-size="40pt" fo:font-style="normal" fo:text-shadow="none" style:text-underline-style="none" fo:font-weight="bold" style:letter-kerning="true" fo:background-color="transparent" style:font-name-asian="David Libre" style:font-size-asian="40pt" style:font-style-asian="normal" style:font-weight-asian="bold" style:font-name-complex="David Libre1" style:font-size-complex="4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avid Libre1" fo:font-size="40pt" fo:font-style="normal" fo:text-shadow="none" style:text-underline-style="none" fo:font-weight="normal" style:letter-kerning="true" fo:background-color="transparent" style:font-size-asian="40pt" style:font-style-asian="normal" style:font-weight-asian="normal" style:font-name-complex="David Libre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40pt" fo:font-style="normal" fo:text-shadow="none" style:text-underline-style="none" fo:font-weight="normal" style:letter-kerning="true" fo:background-color="transparent" style:font-name-asian="TexMaths Roman" style:font-size-asian="40pt" style:font-style-asian="normal" style:font-weight-asian="normal" style:font-name-complex="TexMaths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40pt" fo:font-style="normal" fo:text-shadow="none" style:text-underline-style="none" fo:font-weight="normal" style:letter-kerning="true" fo:background-color="transparent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avid Libre1" fo:font-size="40pt" fo:font-style="normal" fo:text-shadow="none" style:text-underline-style="none" fo:font-weight="bold" style:letter-kerning="true" fo:background-color="transparent" style:font-size-asian="40pt" style:font-style-asian="normal" style:font-weight-asian="bold" style:font-name-complex="David Libre1" style:font-size-complex="4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40pt" fo:font-style="normal" fo:text-shadow="none" style:text-underline-style="none" fo:font-weight="normal" style:letter-kerning="true" fo:background-color="transparent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40pt" fo:font-style="normal" fo:text-shadow="none" style:text-underline-style="none" fo:font-weight="normal" style:letter-kerning="true" fo:background-color="transparent" style:font-name-asian="David Libre" style:font-size-asian="40pt" style:font-style-asian="normal" style:font-weight-asian="normal" style:font-name-complex="TexMaths Symbol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Liberation Sans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David Libre" style:font-size-asian="40pt" style:font-style-asian="normal" style:font-weight-asian="normal" style:font-name-complex="David Libr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40pt" fo:font-style="normal" fo:text-shadow="none" style:text-underline-style="none" fo:font-weight="normal" style:letter-kerning="true" fo:background-color="transparent" style:font-name-asian="David Libre" style:font-size-asian="40pt" style:font-style-asian="normal" style:font-weight-asian="normal" style:font-name-complex="David Libr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avid Libre1" fo:font-size="40pt" fo:font-weight="bold" style:font-size-asian="40pt" style:font-weight-asian="bold" style:font-name-complex="David Libre1" style:font-size-complex="40pt" style:font-weight-complex="bold"/>
    </style:style>
    <style:style style:name="T32" style:family="text">
      <style:text-properties style:font-name="David Libre1" fo:font-size="40pt" style:font-size-asian="40pt" style:font-name-complex="David Libre1" style:font-size-complex="40pt"/>
    </style:style>
    <style:style style:name="T33" style:family="text">
      <style:text-properties style:font-name="TexMaths Symbols1" fo:font-size="40pt" fo:font-style="normal" style:text-underline-style="none" fo:font-weight="normal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/>
    </style:style>
    <style:style style:name="T34" style:family="text">
      <style:text-properties style:font-name="David Libre" fo:font-size="40pt" fo:font-style="normal" style:text-underline-style="none" fo:font-weight="normal" style:font-name-asian="David Libre" style:font-size-asian="40pt" style:font-style-asian="normal" style:font-weight-asian="normal" style:font-name-complex="David Libre" style:font-size-complex="40pt" style:font-style-complex="normal" style:font-weight-complex="normal"/>
    </style:style>
    <style:style style:name="T35" style:family="text">
      <style:text-properties style:font-name="David Libre1" fo:font-size="40pt" fo:font-style="normal" style:text-underline-style="none" fo:font-weight="normal" style:font-name-asian="David Libre" style:font-size-asian="40pt" style:font-style-asian="normal" style:font-weight-asian="normal" style:font-name-complex="David Libre" style:font-size-complex="40pt" style:font-style-complex="normal" style:font-weight-complex="normal"/>
    </style:style>
    <style:style style:name="T36" style:family="text">
      <style:text-properties style:font-name="David Libre1" fo:font-size="40pt" fo:font-style="normal" style:text-underline-style="none" fo:font-weight="normal" style:font-size-asian="40pt" style:font-style-asian="normal" style:font-weight-asian="normal" style:font-name-complex="David Libre1" style:font-size-complex="40pt" style:font-style-complex="normal" style:font-weight-complex="normal"/>
    </style:style>
    <style:style style:name="T37" style:family="text">
      <style:text-properties style:font-name="TexMaths Symbols1" fo:font-size="40pt" fo:font-style="normal" style:text-underline-style="none" fo:font-weight="bold" style:font-name-asian="TexMaths Symbols1" style:font-size-asian="40pt" style:font-style-asian="normal" style:font-weight-asian="bold" style:font-name-complex="TexMaths Symbols1" style:font-size-complex="40pt" style:font-style-complex="normal" style:font-weight-complex="bold"/>
    </style:style>
    <style:style style:name="T38" style:family="text">
      <style:text-properties style:font-name="David Libre" fo:font-size="40pt" fo:font-style="normal" style:text-underline-style="none" fo:font-weight="bold" style:font-name-asian="David Libre" style:font-size-asian="40pt" style:font-style-asian="normal" style:font-weight-asian="bold" style:font-name-complex="David Libre" style:font-size-complex="40pt" style:font-style-complex="normal" style:font-weight-complex="bold"/>
    </style:style>
    <style:style style:name="T39" style:family="text">
      <style:text-properties style:font-name="David Libre1" fo:font-size="40pt" fo:font-style="normal" style:text-underline-style="none" fo:font-weight="normal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/>
    </style:style>
    <style:style style:name="T40" style:family="text">
      <style:text-properties style:font-name="David Libre" fo:font-size="40pt" fo:font-style="normal" style:text-underline-style="none" fo:font-weight="normal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/>
    </style:style>
    <style:style style:name="T41" style:family="text">
      <style:text-properties style:font-name="David Libre1" fo:font-size="40pt" fo:font-style="normal" style:text-underline-style="none" fo:font-weight="bold" style:font-name-asian="David Libre" style:font-size-asian="40pt" style:font-style-asian="normal" style:font-weight-asian="bold" style:font-name-complex="David Libre" style:font-size-complex="40pt" style:font-style-complex="normal" style:font-weight-complex="bold"/>
    </style:style>
    <style:style style:name="T42" style:family="text">
      <style:text-properties style:font-name="David Libre1" fo:font-size="40pt" fo:font-style="normal" style:text-underline-style="none" fo:font-weight="normal" style:font-name-asian="David Libre" style:font-size-asian="40pt" style:font-style-asian="normal" style:font-weight-asian="normal" style:font-name-complex="David Libre1" style:font-size-complex="40pt" style:font-style-complex="normal" style:font-weight-complex="normal"/>
    </style:style>
    <style:style style:name="T43" style:family="text">
      <style:text-properties style:font-name="David Libre1" fo:font-size="40pt" fo:font-style="normal" style:text-underline-style="none" fo:font-weight="bold" style:font-name-asian="David Libre" style:font-size-asian="40pt" style:font-style-asian="normal" style:font-weight-asian="bold" style:font-name-complex="David Libre1" style:font-size-complex="40pt" style:font-style-complex="normal" style:font-weight-complex="bold"/>
    </style:style>
    <style:style style:name="T44" style:family="text">
      <style:text-properties style:font-name="TexMaths Symbols" fo:font-size="40pt" fo:font-style="normal" style:text-underline-style="none" fo:font-weight="bold" style:font-name-asian="David Libre" style:font-size-asian="40pt" style:font-style-asian="normal" style:font-weight-asian="bold" style:font-name-complex="David Libre1" style:font-size-complex="40pt" style:font-style-complex="normal" style:font-weight-complex="bold"/>
    </style:style>
    <style:style style:name="T45" style:family="text">
      <style:text-properties style:font-name="TexMaths Symbols1" fo:font-size="32pt" fo:font-style="normal" style:text-underline-style="none" fo:font-weight="normal" style:font-name-asian="TexMaths Symbols1" style:font-size-asian="40pt" style:font-style-asian="normal" style:font-weight-asian="normal" style:font-name-complex="TexMaths Symbols1" style:font-size-complex="32pt" style:font-style-complex="normal" style:font-weight-complex="normal"/>
    </style:style>
    <style:style style:name="T46" style:family="text">
      <style:text-properties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47" style:family="text">
      <style:text-properties style:font-name="Liberation Sans1" fo:font-size="32pt" fo:font-style="normal" style:text-underline-style="none" fo:font-weight="normal" style:font-name-asian="Liberation Sans1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48" style:family="text">
      <style:text-properties style:font-name="David Libre1" fo:font-size="40pt" fo:font-style="normal" style:text-underline-style="none" fo:font-weight="normal" style:font-name-asian="TexMaths Symbols1" style:font-size-asian="40pt" style:font-style-asian="normal" style:font-weight-asian="normal" style:font-name-complex="David Libre1" style:font-size-complex="40pt" style:font-style-complex="normal" style:font-weight-complex="normal"/>
    </style:style>
    <style:style style:name="T49" style:family="text">
      <style:text-properties style:font-name="TexMaths Symbols" fo:font-size="40pt" fo:font-style="normal" style:text-underline-style="none" fo:font-weight="normal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/>
    </style:style>
    <style:style style:name="T50" style:family="text">
      <style:text-properties style:font-name="TexMaths Symbols" fo:font-size="40pt" fo:font-style="normal" style:text-underline-style="none" fo:font-weight="normal" style:font-name-asian="David Libre" style:font-size-asian="40pt" style:font-style-asian="normal" style:font-weight-asian="normal" style:font-name-complex="David Libre" style:font-size-complex="40pt" style:font-style-complex="normal" style:font-weight-complex="normal"/>
    </style:style>
    <style:style style:name="T51" style:family="text">
      <style:text-properties style:font-name="David Libre1" fo:font-size="40pt" fo:font-style="normal" style:text-underline-style="none" fo:font-weight="bold" style:font-size-asian="40pt" style:font-style-asian="normal" style:font-weight-asian="bold" style:font-name-complex="David Libre1" style:font-size-complex="40pt" style:font-style-complex="normal" style:font-weight-complex="bold"/>
    </style:style>
    <style:style style:name="T52" style:family="text">
      <style:text-properties style:text-position="33% 58%" style:font-name="TexMaths Symbols1" fo:font-size="40pt" fo:font-style="normal" style:text-underline-style="none" fo:font-weight="normal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/>
    </style:style>
    <style:style style:name="T53" style:family="text">
      <style:text-properties style:text-position="0% 100%" style:font-name="David Libre" fo:font-size="40pt" fo:font-style="normal" style:text-underline-style="none" fo:font-weight="normal" style:font-name-asian="David Libre" style:font-size-asian="40pt" style:font-style-asian="normal" style:font-weight-asian="normal" style:font-name-complex="David Libre" style:font-size-complex="40pt" style:font-style-complex="normal" style:font-weight-complex="normal"/>
    </style:style>
    <style:style style:name="T54" style:family="text">
      <style:text-properties style:text-position="0% 100%" style:font-name="TexMaths Symbols1" fo:font-size="40pt" fo:font-style="normal" style:text-underline-style="none" fo:font-weight="normal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/>
    </style:style>
    <style:style style:name="T55" style:family="text">
      <style:text-properties style:text-position="0% 100%" style:font-name="David Libre1" fo:font-size="40pt" fo:font-style="normal" style:text-underline-style="none" fo:font-weight="normal" style:font-name-asian="David Libre" style:font-size-asian="40pt" style:font-style-asian="normal" style:font-weight-asian="normal" style:font-name-complex="David Libre" style:font-size-complex="40pt" style:font-style-complex="normal" style:font-weight-complex="normal"/>
    </style:style>
    <style:style style:name="T56" style:family="text">
      <style:text-properties style:text-position="0% 100%" style:font-name="David Libre1" fo:font-size="40pt" fo:font-style="normal" style:text-underline-style="none" fo:font-weight="normal" style:font-name-asian="TexMaths Symbols1" style:font-size-asian="40pt" style:font-style-asian="normal" style:font-weight-asian="normal" style:font-name-complex="David Libre1" style:font-size-complex="40pt" style:font-style-complex="normal" style:font-weight-complex="normal"/>
    </style:style>
    <style:style style:name="T57" style:family="text">
      <style:text-properties style:text-position="0% 100%" style:font-name="David Libre1" fo:font-size="40pt" fo:font-style="normal" style:text-underline-style="none" fo:font-weight="normal" style:font-size-asian="40pt" style:font-style-asian="normal" style:font-weight-asian="normal" style:font-name-complex="David Libre1" style:font-size-complex="40pt" style:font-style-complex="normal" style:font-weight-complex="normal"/>
    </style:style>
    <style:style style:name="T58" style:family="text">
      <style:text-properties style:text-position="0% 100%" style:font-name="Liberation Sans1" fo:font-size="40pt" fo:font-style="normal" style:text-underline-style="none" fo:font-weight="normal" style:font-name-asian="Liberation Sans1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9" style:family="text">
      <style:text-properties style:text-position="0% 100%" style:font-name="David Libre1" fo:font-size="40pt" fo:font-style="normal" style:text-underline-style="none" fo:font-weight="bold" style:font-name-asian="David Libre" style:font-size-asian="40pt" style:font-style-asian="normal" style:font-weight-asian="bold" style:font-name-complex="David Libre" style:font-size-complex="40pt" style:font-style-complex="normal" style:font-weight-complex="bold"/>
    </style:style>
    <style:style style:name="T60" style:family="text">
      <style:text-properties style:text-position="-8% 58%" style:font-name="TexMaths Symbols1" fo:font-size="40pt" fo:font-style="normal" style:text-underline-style="none" fo:font-weight="normal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/>
    </style:style>
    <style:style style:name="T61" style:family="text">
      <style:text-properties style:text-position="0% 100%"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62" style:family="text">
      <style:text-properties style:text-position="0% 100%" style:font-name="David Libre1" fo:font-size="40pt" fo:font-style="normal" style:text-underline-style="none" fo:font-weight="bold" style:font-size-asian="40pt" style:font-style-asian="normal" style:font-weight-asian="bold" style:font-name-complex="David Libre1" style:font-size-complex="40pt" style:font-style-complex="normal" style:font-weight-complex="bold"/>
    </style:style>
    <style:style style:name="T63" style:family="text">
      <style:text-properties style:text-position="33% 58%" style:font-name="TexMaths Symbols1" fo:font-size="40pt" fo:letter-spacing="-1.453cm" fo:font-style="normal" style:text-underline-style="none" fo:font-weight="normal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/>
    </style:style>
    <style:style style:name="T64" style:family="text">
      <style:text-properties style:text-position="0% 100%" style:font-name="TexMaths Symbols1" fo:font-size="40pt" fo:letter-spacing="normal" fo:font-style="normal" style:text-underline-style="none" fo:font-weight="normal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/>
    </style:style>
    <style:style style:name="T65" style:family="text">
      <style:text-properties style:text-position="-8% 58%" style:font-name="TexMaths Symbols1" fo:font-size="40pt" fo:letter-spacing="normal" fo:font-style="normal" style:text-underline-style="none" fo:font-weight="normal" style:font-name-asian="TexMaths Symbols1" style:font-size-asian="40pt" style:font-style-asian="normal" style:font-weight-asian="normal" style:font-name-complex="TexMaths Symbols1" style:font-size-complex="40pt" style:font-style-complex="normal" style:font-weight-complex="normal"/>
    </style:style>
    <style:style style:name="T66" style:family="text">
      <style:text-properties style:text-position="0% 100%" style:font-name="David Libre" fo:font-size="40pt" fo:letter-spacing="normal" fo:font-style="normal" style:text-underline-style="none" fo:font-weight="normal" style:font-name-asian="David Libre" style:font-size-asian="40pt" style:font-style-asian="normal" style:font-weight-asian="normal" style:font-name-complex="David Libre" style:font-size-complex="40pt" style:font-style-complex="normal" style:font-weight-complex="normal"/>
    </style:style>
    <style:style style:name="T67" style:family="text">
      <style:text-properties style:text-position="0% 100%" style:font-name="David Libre1" fo:font-size="40pt" fo:letter-spacing="normal" fo:font-style="normal" style:text-underline-style="none" fo:font-weight="bold" style:font-size-asian="40pt" style:font-style-asian="normal" style:font-weight-asian="bold" style:font-name-complex="David Libre1" style:font-size-complex="40pt" style:font-style-complex="normal" style:font-weight-complex="bold"/>
    </style:style>
    <style:style style:name="T68" style:family="text">
      <style:text-properties style:text-position="0% 100%" style:font-name="David Libre1" fo:font-size="40pt" fo:letter-spacing="normal" fo:font-style="normal" style:text-underline-style="none" fo:font-weight="normal" style:font-size-asian="40pt" style:font-style-asian="normal" style:font-weight-asian="normal" style:font-name-complex="David Libre1" style:font-size-complex="40pt" style:font-style-complex="normal" style:font-weight-complex="normal"/>
    </style:style>
    <style:style style:name="T69" style:family="text">
      <style:text-properties style:text-position="0% 100%" style:font-name="David Libre1" fo:font-size="40pt" fo:letter-spacing="normal" fo:font-style="normal" style:text-underline-style="none" fo:font-weight="normal" style:font-name-asian="David Libre" style:font-size-asian="40pt" style:font-style-asian="normal" style:font-weight-asian="normal" style:font-name-complex="David Libre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cm" svg:height="14.227cm" svg:x="1cm" svg:y="0.774cm" presentation:class="subtitle" presentation:user-transformed="true">
          <draw:text-box>
            <text:p text:style-name="P1"><text:span text:style-name="T1">סמינר במתמטיקה </text:span><text:span text:style-name="T1"><text:line-break/></text:span><text:span text:style-name="T1">אלגבראות לי</text:span></text:p>
            <text:p text:style-name="P1"><text:span text:style-name="T2">מנחה: ד”ר גיל אלון</text:span></text:p>
            <text:p text:style-name="P1"><text:span text:style-name="T2"/></text:p>
            <text:p text:style-name="P1"><text:span text:style-name="T2">מגיש: אורי בר גנד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6cm" svg:height="14.23cm" svg:x="1cm" svg:y="0.773cm" presentation:class="subtitle" presentation:user-transformed="true">
          <draw:text-box>
            <text:p text:style-name="P4"><text:span text:style-name="T3">מרחב וקטורי </text:span><text:span text:style-name="T4">L</text:span><text:span text:style-name="T5"> עם פונקציה בילינארית</text:span></text:p>
            <text:p text:style-name="P5"><text:span text:style-name="T6">[</text:span><text:span text:style-name="T4">−, −] <text:s text:c="3"/>: <text:s text:c="3"/>L × L ⟶ L</text:span><text:span text:style-name="T2"> </text:span></text:p>
            <text:p text:style-name="P6"><text:span text:style-name="T2">המקיימת</text:span></text:p>
            <text:p text:style-name="P5"><text:span text:style-name="T4">[x, x] = 0</text:span></text:p>
            <text:p text:style-name="P5"><text:span text:style-name="T4">[x, [y, z]] + [y, [z, x]] + [z, [x, y]] = 0</text:span><text:span text:style-name="T7"> </text:span></text:p>
            <text:p text:style-name="P4"><text:span text:style-name="T2">לכל </text:span><text:span text:style-name="T4">x, y, z ∈ L</text:span><text:span text:style-name="T2"> נקרא </text:span><text:span text:style-name="T8">אלגברת לי</text:span><text:span text:style-name="T2">.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7" draw:layer="layout" svg:width="26cm" svg:height="14.227cm" svg:x="1cm" svg:y="0.774cm" presentation:class="subtitle" presentation:user-transformed="true">
          <draw:text-box>
            <text:p text:style-name="P4"><text:span text:style-name="T3">תת-מרחב </text:span><text:span text:style-name="T4">K</text:span><text:span text:style-name="T7"> </text:span><text:span text:style-name="T9">של </text:span><text:span text:style-name="T4">L</text:span><text:span text:style-name="T7"> </text:span><text:span text:style-name="T9">הוא </text:span><text:span text:style-name="T10">תת-אלגברת לי</text:span><text:span text:style-name="T9"> אם</text:span></text:p>
            <text:p text:style-name="P5"><text:span text:style-name="T4">[x, y] ∈ K</text:span><text:span text:style-name="T7"> </text:span></text:p>
            <text:p text:style-name="P4"><text:span text:style-name="T7">לכל </text:span><text:span text:style-name="T4">x, y ∈ K</text:span><text:span text:style-name="T7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7" draw:layer="layout" svg:width="26cm" svg:height="14.227cm" svg:x="1cm" svg:y="0.774cm" presentation:class="subtitle" presentation:user-transformed="true">
          <draw:text-box>
            <text:p text:style-name="P4"><text:span text:style-name="T3">תת-מרחב </text:span><text:span text:style-name="T4">I</text:span><text:span text:style-name="T7"> </text:span><text:span text:style-name="T9">של </text:span><text:span text:style-name="T4">L</text:span><text:span text:style-name="T7"> </text:span><text:span text:style-name="T9">הוא </text:span><text:span text:style-name="T10">אידיאל</text:span><text:span text:style-name="T9"> אם</text:span></text:p>
            <text:p text:style-name="P5"><text:span text:style-name="T4">[x, y] ∈ I</text:span><text:span text:style-name="T7"> </text:span></text:p>
            <text:p text:style-name="P4"><text:span text:style-name="T7">לכל </text:span><text:span text:style-name="T4">x ∈ I, y ∈ L</text:span><text:span text:style-name="T7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6" draw:text-style-name="P7" draw:layer="layout" svg:width="26cm" svg:height="14.227cm" svg:x="1cm" svg:y="0.774cm" presentation:class="subtitle" presentation:user-transformed="true">
          <draw:text-box>
            <text:p text:style-name="P4"><text:span text:style-name="T3">אם </text:span><text:span text:style-name="T4">I</text:span><text:span text:style-name="T7"> אידאל </text:span><text:span text:style-name="T9">של </text:span><text:span text:style-name="T4">L</text:span><text:span text:style-name="T7"> </text:span><text:span text:style-name="T9">אז </text:span><text:span text:style-name="T4">L/I</text:span><text:span text:style-name="T7"> </text:span><text:span text:style-name="T9">אלגברת לי עם</text:span></text:p>
            <text:p text:style-name="P5"><text:span text:style-name="T4">[x + I, y + I] = [x, y] + I</text:span><text:span text:style-name="T7"> </text:span></text:p>
            <text:p text:style-name="P4"><text:span text:style-name="T7">לכל </text:span><text:span text:style-name="T4">x, y ∈ L</text:span><text:span text:style-name="T7">. לאלגברה נקרא </text:span><text:span text:style-name="T11">אלגברת מנה</text:span><text:span text:style-name="T7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7" draw:text-style-name="P7" draw:layer="layout" svg:width="26cm" svg:height="14.227cm" svg:x="1cm" svg:y="0.774cm" presentation:class="subtitle" presentation:user-transformed="true">
          <draw:text-box>
            <text:p text:style-name="P4"><text:span text:style-name="T3">פונקציה</text:span></text:p>
            <text:p text:style-name="P5"><text:span text:style-name="T12">ϕ <text:s text:c="3"/>: <text:s text:c="3"/>L</text:span><text:span text:style-name="T13">1</text:span><text:span text:style-name="T12"> ⟶ L</text:span><text:span text:style-name="T13">2</text:span><text:span text:style-name="T14"> </text:span></text:p>
            <text:p text:style-name="P4"><text:span text:style-name="T14">היא </text:span><text:span text:style-name="T15">הומומורפיזם </text:span><text:span text:style-name="T14">אם היא לינארית ו-</text:span></text:p>
            <text:p text:style-name="P5"><text:span text:style-name="T12">ϕ([x, y]) = [ϕ(x), ϕ(y)]</text:span><text:span text:style-name="T14"> </text:span></text:p>
            <text:p text:style-name="P4"><text:span text:style-name="T14">לכל </text:span><text:span text:style-name="T12">x, y ∈ L</text:span><text:span text:style-name="T13">1</text:span><text:span text:style-name="T16">.</text:span><text:span text:style-name="T1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8" draw:text-style-name="P7" draw:layer="layout" svg:width="26cm" svg:height="14.227cm" svg:x="1cm" svg:y="0.774cm" presentation:class="subtitle" presentation:user-transformed="true">
          <draw:text-box>
            <text:list text:style-name="L2">
              <text:list-item>
                <text:p text:style-name="P4"><text:span text:style-name="T17"><text:s/>אם </text:span><text:span text:style-name="T12">ϕ <text:s text:c="3"/>: <text:s text:c="3"/>L</text:span><text:span text:style-name="T13">1</text:span><text:span text:style-name="T12"> ⟶ L</text:span><text:span text:style-name="T13">2</text:span><text:span text:style-name="T14"> </text:span><text:span text:style-name="T18">הומומורפיזם אז</text:span></text:p>
              </text:list-item>
            </text:list>
            <text:p text:style-name="P5"><text:span text:style-name="T12"><text:s/></text:span><text:span text:style-name="T12">L</text:span><text:span text:style-name="T13">1</text:span><text:span text:style-name="T12"> / Ker ϕ <text:s/>≅ <text:s/>Im ϕ</text:span></text:p>
            <text:list text:continue-numbering="true" text:style-name="L2">
              <text:list-item>
                <text:p text:style-name="P4"><text:span text:style-name="T19"><text:s/>אם </text:span><text:span text:style-name="T12">I, J ⊆ L</text:span><text:span text:style-name="T14"> </text:span><text:span text:style-name="T20">אידיאלים אז</text:span></text:p>
              </text:list-item>
            </text:list>
            <text:p text:style-name="P5"><text:span text:style-name="T12">(I + J)/J <text:s/>≅ <text:s/>I/(I ∩ J)</text:span><text:span text:style-name="T14"> </text:span></text:p>
            <text:list text:continue-numbering="true" text:style-name="L2">
              <text:list-item>
                <text:p text:style-name="P4"><text:span text:style-name="T14"><text:s/>ואם </text:span><text:span text:style-name="T12">I ⊆ J</text:span><text:span text:style-name="T14"> </text:span><text:span text:style-name="T20">אז</text:span></text:p>
              </text:list-item>
            </text:list>
            <text:p text:style-name="P5"><text:span text:style-name="T12">(L / I) / (J / I) <text:s/>≅ <text:s/>L / J</text:span><text:span text:style-name="T1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9" draw:text-style-name="P7" draw:layer="layout" svg:width="26cm" svg:height="14.227cm" svg:x="1cm" svg:y="0.774cm" presentation:class="subtitle" presentation:user-transformed="true">
          <draw:text-box>
            <text:p text:style-name="P4"><text:span text:style-name="T21">הסכום הישר</text:span><text:span text:style-name="T17"> </text:span><text:span text:style-name="T12">L</text:span><text:span text:style-name="T13">1</text:span><text:span text:style-name="T12"> ⊕ L</text:span><text:span text:style-name="T13">2</text:span><text:span text:style-name="T14"> </text:span><text:span text:style-name="T20">הוא אלגברת לי עם</text:span></text:p>
            <text:p text:style-name="P5"><text:span text:style-name="T12">[(x</text:span><text:span text:style-name="T13">1</text:span><text:span text:style-name="T12">, x</text:span><text:span text:style-name="T13">2</text:span><text:span text:style-name="T12">), (y</text:span><text:span text:style-name="T13">1</text:span><text:span text:style-name="T12">, y</text:span><text:span text:style-name="T13">2</text:span><text:span text:style-name="T12">)] = ([x</text:span><text:span text:style-name="T13">1</text:span><text:span text:style-name="T12">, y</text:span><text:span text:style-name="T13">1</text:span><text:span text:style-name="T12">], [x</text:span><text:span text:style-name="T13">2</text:span><text:span text:style-name="T12">, y</text:span><text:span text:style-name="T13">2</text:span><text:span text:style-name="T12">])</text:span></text:p>
            <text:p text:style-name="P4"><text:span text:style-name="T17">לכל </text:span><text:span text:style-name="T12">x</text:span><text:span text:style-name="T13">i</text:span><text:span text:style-name="T12">, y</text:span><text:span text:style-name="T13">i</text:span><text:span text:style-name="T12"> ∈ L</text:span><text:span text:style-name="T13">i</text:span><text:span text:style-name="T14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0" draw:text-style-name="P7" draw:layer="layout" svg:width="26cm" svg:height="14.227cm" svg:x="1cm" svg:y="0.774cm" presentation:class="subtitle" presentation:user-transformed="true">
          <draw:text-box>
            <text:p text:style-name="P4"><text:span text:style-name="T22">לאלגברת לי הלא-אבלית ממימד </text:span><text:span text:style-name="T22">2</text:span><text:span text:style-name="T22"> יש בסיס </text:span></text:p>
            <text:p text:style-name="P4"><text:span text:style-name="T23">{</text:span><text:span text:style-name="T4">x, y</text:span><text:span text:style-name="T23">}</text:span><text:span text:style-name="T7"> </text:span><text:span text:style-name="T9">כך ש-</text:span><text:span text:style-name="T4">[</text:span><text:span text:style-name="T4">x, y</text:span><text:span text:style-name="T4">] = </text:span><text:span text:style-name="T4">x</text:span><text:span text:style-name="T7"> והמרכז שלה הוא </text:span><text:span text:style-name="T7">0</text:span><text:span text:style-name="T7">.</text:span></text:p>
            <text:p text:style-name="P4"><text:span text:style-name="T7"/></text:p>
            <text:p text:style-name="P4"><text:span text:style-name="T7">אלגברת הייזנברג היא האלגברה ממימד </text:span><text:span text:style-name="T7">3</text:span><text:span text:style-name="T7"> עם בסיס </text:span><text:span text:style-name="T23">{</text:span><text:span text:style-name="T4">x, y, z</text:span><text:span text:style-name="T23">}</text:span><text:span text:style-name="T7"> </text:span><text:span text:style-name="T9">כך ש-</text:span></text:p>
            <text:p text:style-name="P5"><text:span text:style-name="T4">[x, y] = z</text:span></text:p>
            <text:p text:style-name="P5"><text:span text:style-name="T4">Z(L) = L' = Sp</text:span><text:span text:style-name="T23">{</text:span><text:span text:style-name="T4">z</text:span><text:span text:style-name="T23">}</text:span><text:span text:style-name="T7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1" draw:text-style-name="P7" draw:layer="layout" svg:width="26cm" svg:height="14.227cm" svg:x="1cm" svg:y="0.774cm" presentation:class="subtitle" presentation:user-transformed="true">
          <draw:text-box>
            <text:p text:style-name="P4"><text:span text:style-name="T22">אם </text:span><text:span text:style-name="T4">I</text:span><text:span text:style-name="T7"> </text:span><text:span text:style-name="T9">אידיאל של </text:span><text:span text:style-name="T4">L</text:span><text:span text:style-name="T7"> </text:span><text:span text:style-name="T9">אז </text:span><text:span text:style-name="T4">L / I</text:span><text:span text:style-name="T7"> </text:span><text:span text:style-name="T9">אבלית אם ורק אם </text:span><text:span text:style-name="T4">L' ⊆ I</text:span><text:span text:style-name="T7">.</text:span></text:p>
            <text:p text:style-name="P4"><text:span text:style-name="T11">הסדרה הנגזרת</text:span><text:span text:style-name="T7">:</text:span></text:p>
            <text:p text:style-name="P5"><text:span text:style-name="T4">L</text:span><text:span text:style-name="T24">(k+1)</text:span><text:span text:style-name="T12"> = [L</text:span><text:span text:style-name="T24">(k)</text:span><text:span text:style-name="T12">, L</text:span><text:span text:style-name="T24">(k)</text:span><text:span text:style-name="T12">]</text:span><text:span text:style-name="T14"> </text:span></text:p>
            <text:p text:style-name="P4"><text:span text:style-name="T14"><text:line-break/></text:span><text:span text:style-name="T14">אלגברת לי </text:span><text:span text:style-name="T15">פתירה</text:span><text:span text:style-name="T14"> אם </text:span><text:span text:style-name="T12">L</text:span><text:span text:style-name="T24">(n)</text:span><text:span text:style-name="T12"> = 0</text:span><text:span text:style-name="T14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2" draw:text-style-name="P2" draw:layer="layout" svg:width="26cm" svg:height="14.227cm" svg:x="1cm" svg:y="0.774cm" presentation:class="subtitle" presentation:user-transformed="true">
          <draw:text-box>
            <text:p text:style-name="P4"><text:span text:style-name="T25">הסדרה המרכזית התחתונה</text:span><text:span text:style-name="T22">:</text:span></text:p>
            <text:p text:style-name="P5"><text:span text:style-name="T4">L</text:span><text:span text:style-name="T24">k+1</text:span><text:span text:style-name="T12"> = [L, L</text:span><text:span text:style-name="T24">k</text:span><text:span text:style-name="T12">]</text:span><text:span text:style-name="T14"> </text:span></text:p>
            <text:p text:style-name="P4"><text:span text:style-name="T14"/></text:p>
            <text:p text:style-name="P4"><text:span text:style-name="T14">אלגברת לי </text:span><text:span text:style-name="T15">נילפוטנטית</text:span><text:span text:style-name="T14"> אם </text:span><text:span text:style-name="T12">L</text:span><text:span text:style-name="T24">n</text:span><text:span text:style-name="T12"> = 0</text:span><text:span text:style-name="T14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3" draw:text-style-name="P7" draw:layer="layout" svg:width="26cm" svg:height="14.227cm" svg:x="1cm" svg:y="0.774cm" presentation:class="subtitle" presentation:user-transformed="true">
          <draw:text-box>
            <text:p text:style-name="P4"><text:span text:style-name="T22">אלגברת לי </text:span><text:span text:style-name="T25">פשוטה</text:span><text:span text:style-name="T22"> אם אין לה אידיאלים לא-טריויאלים.</text:span></text:p>
            <text:p text:style-name="P4"><text:span text:style-name="T22">אלגברת לי </text:span><text:span text:style-name="T25">פשוטה למחצה</text:span><text:span text:style-name="T22"> אם אין לה אידיאלים פתירים שונים מאפס, כלומר</text:span></text:p>
            <text:p text:style-name="P5"><text:span text:style-name="T4">rad L = 0</text:span></text:p>
            <text:p text:style-name="P4"><text:span text:style-name="T2"><text:line-break/></text:span><text:span text:style-name="T2">האלגברה </text:span><text:span text:style-name="T4">L / rad L</text:span><text:span text:style-name="T7"> פשוטה למחצה</text:span><text:span text:style-name="T9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14" draw:text-style-name="P7" draw:layer="layout" svg:width="26cm" svg:height="14.227cm" svg:x="1cm" svg:y="0.774cm" presentation:class="subtitle" presentation:user-transformed="true">
          <draw:text-box>
            <text:p text:style-name="P4"><text:span text:style-name="T25">למת האינווריאנטיות</text:span><text:span text:style-name="T22">:</text:span></text:p>
            <text:p text:style-name="P4"><text:span text:style-name="T9">יהיו </text:span><text:span text:style-name="T26">L</text:span><text:span text:style-name="T7"> תת-אלגברת לי של </text:span><text:span text:style-name="T26">gl</text:span><text:span text:style-name="T4">(</text:span><text:span text:style-name="T26">V</text:span><text:span text:style-name="T4">)</text:span><text:span text:style-name="T7"> ו-</text:span><text:span text:style-name="T26">A</text:span><text:span text:style-name="T7"> אידיאל של </text:span><text:span text:style-name="T26">L</text:span><text:span text:style-name="T2"> מעל שדה </text:span><text:span text:style-name="T26">F</text:span><text:span text:style-name="T7"> בעל אופיין </text:span><text:span text:style-name="T27">0</text:span><text:span text:style-name="T7">. </text:span><text:span text:style-name="T2">תהי</text:span></text:p>
            <text:p text:style-name="P1"><text:span text:style-name="T26">λ <text:s text:c="3"/>: <text:s text:c="3"/>A ⟶ F</text:span></text:p>
            <text:p text:style-name="P4"><text:span text:style-name="T2">פונקציית משקל. אז מרחב </text:span><text:span text:style-name="T9">המשקל </text:span><text:span text:style-name="T4">V</text:span><text:span text:style-name="T13">λ</text:span><text:span text:style-name="T14"> הוא </text:span><text:span text:style-name="T12">L</text:span><text:span text:style-name="T14">-שמור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5" draw:text-style-name="P7" draw:layer="layout" svg:width="26cm" svg:height="14.227cm" svg:x="1cm" svg:y="0.775cm" presentation:class="subtitle" presentation:user-transformed="true">
          <draw:text-box>
            <text:p text:style-name="P4"><text:span text:style-name="T25">משפט אנגל</text:span><text:span text:style-name="T22">:</text:span><text:span text:style-name="T22"><text:line-break/></text:span><text:span text:style-name="T22">אם </text:span><text:span text:style-name="T4">L</text:span><text:span text:style-name="T7"> </text:span><text:span text:style-name="T9">תת-אלגברת לי של </text:span><text:span text:style-name="T4">gl(V)</text:span><text:span text:style-name="T7"> כך שכל איבריה הן העתקות נילפוטנטיות </text:span><text:span text:style-name="T9">אז קיים ל-</text:span><text:span text:style-name="T4">V</text:span><text:span text:style-name="T7"> </text:span><text:span text:style-name="T9">בסיס כך שכל איברי </text:span><text:span text:style-name="T4">L</text:span><text:span text:style-name="T7"> </text:span><text:span text:style-name="T9">מיוצגים על-ידי מטריצה משולשית עליונה ממש.</text:span></text:p>
            <text:p text:style-name="P4"><text:span text:style-name="T10">גרסה שנייה</text:span><text:span text:style-name="T9">:</text:span><text:span text:style-name="T9"><text:line-break/></text:span><text:span text:style-name="T4">L</text:span><text:span text:style-name="T28"> </text:span><text:span text:style-name="T29">נילפוטנטית אם ורק אם </text:span><text:span text:style-name="T4">ad x</text:span><text:span text:style-name="T28"> </text:span><text:span text:style-name="T5">נילפוטנטית לכל </text:span><text:span text:style-name="T4">x ∈ L</text:span><text:span text:style-name="T7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6" draw:text-style-name="P2" draw:layer="layout" svg:width="26cm" svg:height="14.227cm" svg:x="1cm" svg:y="0.774cm" presentation:class="subtitle" presentation:user-transformed="true">
          <draw:text-box>
            <text:p text:style-name="P4"><text:span text:style-name="T25">משפט לי</text:span><text:span text:style-name="T22">:</text:span><text:span text:style-name="T22"><text:line-break/></text:span><text:span text:style-name="T9">תת-אלגברת לי </text:span><text:span text:style-name="T26">L</text:span><text:span text:style-name="T26"> </text:span><text:span text:style-name="T30">של</text:span><text:span text:style-name="T9"> </text:span><text:span text:style-name="T4">gl(V)</text:span><text:span text:style-name="T4"> </text:span><text:span text:style-name="T2">היא פתירה אם ורק אם קיים ל-</text:span><text:span text:style-name="T4">V</text:span><text:span text:style-name="T7"> </text:span><text:span text:style-name="T9">בסיס בו כל איברי </text:span><text:span text:style-name="T4">L</text:span><text:span text:style-name="T7"> </text:span><text:span text:style-name="T9">מיוצגים על-ידי מטריצה משולשית עליונה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17" draw:text-style-name="P7" draw:layer="layout" svg:width="26cm" svg:height="14.227cm" svg:x="1cm" svg:y="0.774cm" presentation:class="subtitle" presentation:user-transformed="true">
          <draw:text-box>
            <text:p text:style-name="P9"><text:span text:style-name="T31">הצגה</text:span><text:span text:style-name="T32"> של אלגברת לי </text:span><text:span text:style-name="T33">L</text:span><text:span text:style-name="T34"> </text:span><text:span text:style-name="T35">מעל שדה </text:span><text:span text:style-name="T33">F</text:span><text:span text:style-name="T34"> </text:span><text:span text:style-name="T35">היא הומומורפיזם</text:span></text:p>
            <text:p text:style-name="P10"><text:span text:style-name="T33">ϕ <text:s text:c="3"/>: <text:s text:c="3"/>L ⟶ gl(V)</text:span><text:span text:style-name="T34"> </text:span></text:p>
            <text:p text:style-name="P9"><text:span text:style-name="T34">כאשר </text:span><text:span text:style-name="T33">V</text:span><text:span text:style-name="T34"> </text:span><text:span text:style-name="T35">מרחב מעל </text:span><text:span text:style-name="T33">F</text:span><text:span text:style-name="T34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8" draw:text-style-name="P7" draw:layer="layout" svg:width="26cm" svg:height="14.227cm" svg:x="1cm" svg:y="0.774cm" presentation:class="subtitle" presentation:user-transformed="true">
          <draw:text-box>
            <text:p text:style-name="P9"><text:span text:style-name="T36">אם </text:span><text:span text:style-name="T33">L</text:span><text:span text:style-name="T34"> </text:span><text:span text:style-name="T35">אלגברת לי מעל </text:span><text:span text:style-name="T33">F</text:span><text:span text:style-name="T34"> אז </text:span><text:span text:style-name="T37">L</text:span><text:span text:style-name="T38">-מודול</text:span><text:span text:style-name="T34"> הוא מרחב </text:span><text:span text:style-name="T33">V</text:span><text:span text:style-name="T34"> </text:span><text:span text:style-name="T35">מעל </text:span><text:span text:style-name="T33">F</text:span><text:span text:style-name="T34"> </text:span><text:span text:style-name="T35">עם העתקה בילינארית</text:span></text:p>
            <text:p text:style-name="P10"><text:span text:style-name="T33">L × V ⟶ V</text:span></text:p>
            <text:p text:style-name="P10"><text:span text:style-name="T33"><text:s text:c="10"/></text:span><text:span text:style-name="T33">(x, v) ⟼ x ⋅ v</text:span><text:span text:style-name="T34"> </text:span></text:p>
            <text:p text:style-name="P9"><text:span text:style-name="T34">המקיימת</text:span></text:p>
            <text:p text:style-name="P10"><text:span text:style-name="T33">[x, y] ⋅ v = x ⋅ (y ⋅ v) − y ⋅ (x ⋅ v)</text:span><text:span text:style-name="T34"> </text:span></text:p>
            <text:p text:style-name="P9"><text:span text:style-name="T34">לכל </text:span><text:span text:style-name="T33">x, y ∈ L</text:span><text:span text:style-name="T34"> </text:span><text:span text:style-name="T35">ו-</text:span><text:span text:style-name="T33">v ∈ V</text:span><text:span text:style-name="T34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9" draw:text-style-name="P7" draw:layer="layout" svg:width="26cm" svg:height="14.227cm" svg:x="1cm" svg:y="0.774cm" presentation:class="subtitle" presentation:user-transformed="true">
          <draw:text-box>
            <text:p text:style-name="P9"><text:span text:style-name="T36">נניח ש-</text:span><text:span text:style-name="T33">V</text:span><text:span text:style-name="T34"> </text:span><text:span text:style-name="T35">הוא </text:span><text:span text:style-name="T33">L</text:span><text:span text:style-name="T34">-מודול. אם </text:span><text:span text:style-name="T33">W</text:span><text:span text:style-name="T34"> תת-מרחב של </text:span><text:span text:style-name="T39">V</text:span><text:span text:style-name="T40"> </text:span><text:span text:style-name="T35">אז הוא</text:span><text:span text:style-name="T34"> </text:span><text:span text:style-name="T39">L</text:span><text:span text:style-name="T41">-תת-מודול</text:span><text:span text:style-name="T35"> אם לכל </text:span><text:span text:style-name="T33">x ∈ L , w ∈ W</text:span><text:span text:style-name="T34"> </text:span><text:span text:style-name="T35">מתקיים </text:span><text:span text:style-name="T33">x ⋅ w ∈ W</text:span><text:span text:style-name="T34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20" draw:text-style-name="P7" draw:layer="layout" svg:width="26cm" svg:height="14.227cm" svg:x="1cm" svg:y="0.774cm" presentation:class="subtitle" presentation:user-transformed="true">
          <draw:text-box>
            <text:p text:style-name="P9"><text:span text:style-name="T36">אם </text:span><text:span text:style-name="T33">V</text:span><text:span text:style-name="T34"> </text:span><text:span text:style-name="T35">הוא </text:span><text:span text:style-name="T33">L</text:span><text:span text:style-name="T34">-מודול ו-</text:span><text:span text:style-name="T33">W</text:span><text:span text:style-name="T34"> </text:span><text:span text:style-name="T35">תת-מודול אז </text:span><text:span text:style-name="T33">V/W</text:span><text:span text:style-name="T34"> </text:span><text:span text:style-name="T35">תת-מודול אם נגדיר</text:span></text:p>
            <text:p text:style-name="P10"><text:span text:style-name="T33">x ⋅ (v + W) = (x ⋅ v )+ W</text:span><text:span text:style-name="T34"> </text:span></text:p>
            <text:p text:style-name="P9"><text:span text:style-name="T34">לכל </text:span><text:span text:style-name="T33">x ∈ L , v ∈ V</text:span><text:span text:style-name="T34">. למודול נקרא </text:span><text:span text:style-name="T38">מודול מנה</text:span><text:span text:style-name="T34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21" draw:text-style-name="P7" draw:layer="layout" svg:width="26cm" svg:height="14.227cm" svg:x="1cm" svg:y="0.774cm" presentation:class="subtitle" presentation:user-transformed="true">
          <draw:text-box>
            <text:p text:style-name="P9"><text:span text:style-name="T36">מודול</text:span><text:span text:style-name="T34"> הוא </text:span><text:span text:style-name="T38">פשוט</text:span><text:span text:style-name="T34"> אם אינו אפס ואין לו תת-מודולים לא-טריוויאלים. </text:span></text:p>
            <text:p text:style-name="P9"><text:span text:style-name="T34"/></text:p>
            <text:p text:style-name="P9"><text:span text:style-name="T34">מודול </text:span><text:span text:style-name="T38">אי-פריק</text:span><text:span text:style-name="T34"> אם אינו סכום ישר של תת-מודולים לא-טריוויאלים.</text:span></text:p>
            <text:p text:style-name="P9"><text:span text:style-name="T34"/></text:p>
            <text:p text:style-name="P9"><text:span text:style-name="T34">מודול </text:span><text:span text:style-name="T38">פריק לחלוטין</text:span><text:span text:style-name="T34"> אם הוא סכום ישר של תת-מודולים פשוטי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22" draw:text-style-name="P7" draw:layer="layout" svg:width="26cm" svg:height="14.227cm" svg:x="1cm" svg:y="0.774cm" presentation:class="subtitle" presentation:user-transformed="true">
          <draw:text-box>
            <text:p text:style-name="P9"><text:span text:style-name="T42">פונקציה לינארית </text:span></text:p>
            <text:p text:style-name="P10"><text:span text:style-name="T33">θ <text:s text:c="3"/>: <text:s text:c="3"/>V ⟶ W</text:span><text:span text:style-name="T34"> </text:span></text:p>
            <text:p text:style-name="P9"><text:span text:style-name="T42">היא </text:span><text:span text:style-name="T43">הומומורפיזם בין </text:span><text:span text:style-name="T44">L</text:span><text:span text:style-name="T43">-מודולים </text:span><text:span text:style-name="T42">אם </text:span></text:p>
            <text:p text:style-name="P10"><text:span text:style-name="T45">θ(</text:span><text:span text:style-name="T46">x ⋅ v) = x ⋅ θ(v)</text:span><text:span text:style-name="T47"> </text:span><text:span text:style-name="T42"><text:s/></text:span></text:p>
            <text:p text:style-name="P9"><text:span text:style-name="T42">לכל </text:span><text:span text:style-name="T46">x ∈ L , v ∈ V</text:span><text:span text:style-name="T46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23" draw:text-style-name="P7" draw:layer="layout" svg:width="26cm" svg:height="14.227cm" svg:x="1cm" svg:y="0.774cm" presentation:class="subtitle" presentation:user-transformed="true">
          <draw:text-box>
            <text:p text:style-name="P9"><text:span text:style-name="T43">הלמה של שור:</text:span></text:p>
            <text:p text:style-name="P9"><text:span text:style-name="T42">אם </text:span><text:span text:style-name="T33">L</text:span><text:span text:style-name="T34"> </text:span><text:span text:style-name="T35">אלגברת לי מרוכבת ו-</text:span><text:span text:style-name="T33">S</text:span><text:span text:style-name="T34"> </text:span><text:span text:style-name="T35">מודול פשוט ממימד סופי של </text:span><text:span text:style-name="T33">L</text:span><text:span text:style-name="T34">, אז העתקה</text:span></text:p>
            <text:p text:style-name="P10"><text:span text:style-name="T33">θ <text:s text:c="3"/>: <text:s text:c="3"/>S ⟶ S</text:span></text:p>
            <text:p text:style-name="P9"><text:span text:style-name="T48">היא הומומורפיזם בין </text:span><text:span text:style-name="T33">L</text:span><text:span text:style-name="T34">-מודולים</text:span><text:span text:style-name="T48"> אם ורק אם היא כפולה של היחידה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24" draw:text-style-name="P7" draw:layer="layout" svg:width="26cm" svg:height="14.227cm" svg:x="1cm" svg:y="0.774cm" presentation:class="subtitle" presentation:user-transformed="true">
          <draw:text-box>
            <text:p text:style-name="P9"><text:span text:style-name="T34">אם </text:span><text:span text:style-name="T33">L</text:span><text:span text:style-name="T34"> תת-</text:span><text:span text:style-name="T35">אלגברת לי פתירה של </text:span><text:span text:style-name="T49">gl</text:span><text:span text:style-name="T33">(</text:span><text:span text:style-name="T49">V</text:span><text:span text:style-name="T33">)</text:span><text:span text:style-name="T34"> </text:span><text:span text:style-name="T50">אז</text:span><text:span text:style-name="T35"> </text:span></text:p>
            <text:p text:style-name="P10"><text:span text:style-name="T33">tr xy = 0</text:span></text:p>
            <text:p text:style-name="P11"><text:span text:style-name="T33">.x ∈ L, y ∈ L' <text:s/></text:span><text:span text:style-name="T48">לכל</text:span></text:p>
            <text:p text:style-name="P11"><text:span text:style-name="T48"/></text:p>
            <text:p text:style-name="P9"><text:span text:style-name="T48">אם </text:span><text:span text:style-name="T33">L</text:span><text:span text:style-name="T34"> </text:span><text:span text:style-name="T35">תת-אלגברת לי של </text:span><text:span text:style-name="T33">gl(V)</text:span><text:span text:style-name="T34"> </text:span><text:span text:style-name="T35">ו-</text:span></text:p>
            <text:p text:style-name="P10"><text:span text:style-name="T33">tr xy = 0</text:span><text:span text:style-name="T34"> </text:span></text:p>
            <text:p text:style-name="P11"><text:span text:style-name="T34">.</text:span><text:span text:style-name="T35">פתירה</text:span><text:span text:style-name="T35"> </text:span><text:span text:style-name="T33">L</text:span><text:span text:style-name="T34"> </text:span><text:span text:style-name="T35">אז</text:span><text:span text:style-name="T34"> </text:span><text:span text:style-name="T33">x ∈ L, y ∈ L'</text:span><text:span text:style-name="T40"> </text:span><text:span text:style-name="T35">לכ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25" draw:text-style-name="P7" draw:layer="layout" svg:width="26cm" svg:height="14.227cm" svg:x="1cm" svg:y="0.774cm" presentation:class="subtitle" presentation:user-transformed="true">
          <draw:text-box>
            <text:p text:style-name="P9"><text:span text:style-name="T51">הקריטריון הראשון של קרטן</text:span><text:span text:style-name="T36">:</text:span></text:p>
            <text:p text:style-name="P9"><text:span text:style-name="T36">אלברת לי מרוכבת </text:span><text:span text:style-name="T33">L</text:span><text:span text:style-name="T34"> </text:span><text:span text:style-name="T35">פתירה אם ורק אם</text:span></text:p>
            <text:p text:style-name="P10"><text:span text:style-name="T35"><text:s/></text:span><text:span text:style-name="T33">tr(ad x ∘ ad y) = 0</text:span><text:span text:style-name="T34"> </text:span></text:p>
            <text:p text:style-name="P12"><text:span text:style-name="T33">.x ∈ L, y ∈ L' <text:s/></text:span><text:span text:style-name="T48">לכ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26" draw:text-style-name="P7" draw:layer="layout" svg:width="26cm" svg:height="14.227cm" svg:x="1cm" svg:y="0.774cm" presentation:class="subtitle" presentation:user-transformed="true">
          <draw:text-box>
            <text:p text:style-name="P9"><text:span text:style-name="T51">הקריטריון השני של קרטן</text:span><text:span text:style-name="T36">:</text:span></text:p>
            <text:p text:style-name="P9"><text:span text:style-name="T36">אלגברת לי מרוכבת </text:span><text:span text:style-name="T33">L</text:span><text:span text:style-name="T34"> </text:span><text:span text:style-name="T35">פשוטה למחצה אם ורק אם התבנית קילינג שלה לא-מנוונת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27" draw:text-style-name="P7" draw:layer="layout" svg:width="26cm" svg:height="14.227cm" svg:x="1cm" svg:y="0.774cm" presentation:class="subtitle" presentation:user-transformed="true">
          <draw:text-box>
            <text:p text:style-name="P9"><text:span text:style-name="T36">אם </text:span><text:span text:style-name="T33">β</text:span><text:span text:style-name="T34"> </text:span><text:span text:style-name="T35">לא-מנוונת אז העתקה</text:span></text:p>
            <text:p text:style-name="P10"><text:span text:style-name="T49">ϕ</text:span><text:span text:style-name="T33"> <text:s text:c="3"/>: <text:s text:c="3"/>L ⟶ L</text:span><text:span text:style-name="T52">*</text:span><text:span text:style-name="T53"> </text:span></text:p>
            <text:p text:style-name="P9"><text:span text:style-name="T53">המעתיקה את </text:span><text:span text:style-name="T54">y ∈ L</text:span><text:span text:style-name="T53"> </text:span><text:span text:style-name="T55">ל-</text:span><text:span text:style-name="T54">x ↦ β(x, y)</text:span><text:span text:style-name="T53"> </text:span><text:span text:style-name="T55">חח”ע ועל.</text:span></text:p>
            <text:p text:style-name="P10"><text:span text:style-name="T53"/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28" draw:text-style-name="P7" draw:layer="layout" svg:width="26cm" svg:height="14.227cm" svg:x="1cm" svg:y="0.774cm" presentation:class="subtitle" presentation:user-transformed="true">
          <draw:text-box>
            <text:p text:style-name="P9"><text:span text:style-name="T56">את</text:span><text:span text:style-name="T54"> </text:span><text:span text:style-name="T54">Hom(V, W)</text:span><text:span text:style-name="T53"> </text:span><text:span text:style-name="T55">נהפוך למודול על-ידי הגדרת</text:span></text:p>
            <text:p text:style-name="P10"><text:span text:style-name="T54">(x ⋅</text:span><text:span text:style-name="T53"> </text:span><text:span text:style-name="T54">θ )v = x ⋅ (θ v) − θ(x ⋅ v)</text:span><text:span text:style-name="T53"> </text:span></text:p>
            <text:p text:style-name="P9"><text:span text:style-name="T53">לכל</text:span></text:p>
            <text:p text:style-name="P10"><text:span text:style-name="T54">x ∈ L, <text:s/>v ∈ V, <text:s/>θ ∈ Hom(V, W)</text:span><text:span text:style-name="T53">.</text:span></text:p>
            <text:p text:style-name="P10"><text:span text:style-name="T53"/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29" draw:text-style-name="P7" draw:layer="layout" svg:width="26cm" svg:height="14.227cm" svg:x="1cm" svg:y="0.774cm" presentation:class="subtitle" presentation:user-transformed="true">
          <draw:text-box>
            <text:p text:style-name="P9"><text:span text:style-name="T57">עבור הצגה </text:span><text:span text:style-name="T54">ϕ</text:span><text:span text:style-name="T58"> </text:span><text:span text:style-name="T54">: L → gl(V)</text:span><text:span text:style-name="T53"> </text:span><text:span text:style-name="T55">של </text:span><text:span text:style-name="T54">L</text:span><text:span text:style-name="T53"> </text:span><text:span text:style-name="T55">נגדיר את </text:span><text:span text:style-name="T59">התבנית עקבה</text:span></text:p>
            <text:p text:style-name="P10"><text:span text:style-name="T54">β</text:span><text:span text:style-name="T60">V</text:span><text:span text:style-name="T54">(x, y) = tr(</text:span><text:span text:style-name="T61">ϕ</text:span><text:span text:style-name="T54">(x) ∘ </text:span><text:span text:style-name="T61">ϕ</text:span><text:span text:style-name="T54">(y))</text:span><text:span text:style-name="T53"> </text:span></text:p>
            <text:p text:style-name="P9"><text:span text:style-name="T55">לכל </text:span><text:span text:style-name="T54">x, y ∈ L</text:span><text:span text:style-name="T53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30" draw:text-style-name="P7" draw:layer="layout" svg:width="26cm" svg:height="14.227cm" svg:x="1cm" svg:y="0.774cm" presentation:class="subtitle" presentation:user-transformed="true">
          <draw:text-box>
            <text:p text:style-name="P9"><text:span text:style-name="T62">אופרטור קזימיר</text:span></text:p>
            <text:p text:style-name="P10"><text:span text:style-name="T54">c <text:s text:c="3"/>: <text:s text:c="3"/>V ⟶ V</text:span><text:span text:style-name="T53"> </text:span></text:p>
            <text:p text:style-name="P9"><text:span text:style-name="T53">מוגדר על-ידי</text:span></text:p>
            <text:p text:style-name="P10"><text:span text:style-name="T54">c(v) = ∑</text:span><text:span text:style-name="T60">i=1</text:span><text:span text:style-name="T63"> n</text:span><text:span text:style-name="T64"> <text:s text:c="5"/>x</text:span><text:span text:style-name="T65">i</text:span><text:span text:style-name="T64"> ⋅ (y</text:span><text:span text:style-name="T65">i</text:span><text:span text:style-name="T64"> ⋅ v)</text:span><text:span text:style-name="T66"> </text:span></text:p>
            <text:p text:style-name="P9"><text:span text:style-name="T66">לכל </text:span><text:span text:style-name="T64">v ∈ V</text:span><text:span text:style-name="T66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31" draw:text-style-name="P7" draw:layer="layout" svg:width="26cm" svg:height="14.227cm" svg:x="1cm" svg:y="0.774cm" presentation:class="subtitle" presentation:user-transformed="true">
          <draw:text-box>
            <text:p text:style-name="P9"><text:span text:style-name="T67">משפט וייל</text:span><text:span text:style-name="T68">:</text:span></text:p>
            <text:p text:style-name="P9"><text:span text:style-name="T69">אלגברת לי מרוכבת ממימד סופי היא</text:span><text:span text:style-name="T66"> </text:span><text:span text:style-name="T69">פשוטה למחצה אם ורק אם כל ההצגות הסוף-ממדיות שלה פריקות לחלוטין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avid Libre" svg:font-family="'David Libre'"/>
    <style:font-face style:name="David Libre1" svg:font-family="'David Libre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4T14:58:38.852500445</meta:creation-date>
    <dc:date>2023-08-27T10:10:51.930000000</dc:date>
    <meta:editing-duration>PT4H19M14S</meta:editing-duration>
    <meta:editing-cycles>64</meta:editing-cycles>
    <meta:generator>LibreOffice/7.6.0.3$Windows_X86_64 LibreOffice_project/69edd8b8ebc41d00b4de3915dc82f8f0fc3b6265</meta:generator>
    <meta:document-statistic meta:object-count="111"/>
    <meta:user-defined meta:name="TexMathignorePreamble">FALSE</meta:user-defined>
    <meta:user-defined meta:name="TexMathsPreamble">\usepackage{amsmath}§\usepackage{amssymb}§\usepackage[usenames]{color}§\usepackage{ifxetex}§\usepackage{ifluatex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\DeclareMathOperator{\Img}{Im}§\DeclareMathOperator{\Ker}{Ker}§§</meta:user-defined>
  </office:meta>
</office:document-meta>
</file>